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19.83mm" fo:break-before="auto" style:use-optimal-row-height="false"/>
    </style:style>
    <style:style style:name="ro5" style:family="table-row">
      <style:table-row-properties style:row-height="29.35mm" fo:break-before="auto" style:use-optimal-row-height="false"/>
    </style:style>
    <style:style style:name="ro6" style:family="table-row">
      <style:table-row-properties style:row-height="15.06mm" fo:break-before="auto" style:use-optimal-row-height="false"/>
    </style:style>
    <style:style style:name="ro7" style:family="table-row">
      <style:table-row-properties style:row-height="34.11mm" fo:break-before="auto" style:use-optimal-row-height="false"/>
    </style:style>
    <style:style style:name="ro8" style:family="table-row">
      <style:table-row-properties style:row-height="24.59mm" fo:break-before="auto" style:use-optimal-row-height="false"/>
    </style:style>
    <style:style style:name="ro9" style:family="table-row">
      <style:table-row-properties style:row-height="62.69mm" fo:break-before="auto" style:use-optimal-row-height="false"/>
    </style:style>
    <style:style style:name="ro10" style:family="table-row">
      <style:table-row-properties style:row-height="38.88mm" fo:break-before="auto" style:use-optimal-row-height="false"/>
    </style:style>
    <style:style style:name="ro11" style:family="table-row">
      <style:table-row-properties style:row-height="16.93mm" fo:break-before="auto" style:use-optimal-row-height="false"/>
    </style:style>
    <style:style style:name="ro12" style:family="table-row">
      <style:table-row-properties style:row-height="39.42mm" fo:break-before="auto" style:use-optimal-row-height="false"/>
    </style:style>
    <style:style style:name="ro13" style:family="table-row">
      <style:table-row-properties style:row-height="45.51mm" fo:break-before="auto" style:use-optimal-row-height="false"/>
    </style:style>
    <style:style style:name="ro14" style:family="table-row">
      <style:table-row-properties style:row-height="23.02mm" fo:break-before="auto" style:use-optimal-row-height="false"/>
    </style:style>
    <style:style style:name="ro15" style:family="table-row">
      <style:table-row-properties style:row-height="38.63mm" fo:break-before="auto" style:use-optimal-row-height="false"/>
    </style:style>
    <style:style style:name="ro16" style:family="table-row">
      <style:table-row-properties style:row-height="14.29mm" fo:break-before="auto" style:use-optimal-row-height="false"/>
    </style:style>
    <style:style style:name="ro17" style:family="table-row">
      <style:table-row-properties style:row-height="33.6mm" fo:break-before="auto" style:use-optimal-row-height="false"/>
    </style:style>
    <style:style style:name="ro18" style:family="table-row">
      <style:table-row-properties style:row-height="24.87mm" fo:break-before="auto" style:use-optimal-row-height="false"/>
    </style:style>
    <style:style style:name="ro19" style:family="table-row">
      <style:table-row-properties style:row-height="15.61mm" fo:break-before="auto" style:use-optimal-row-height="false"/>
    </style:style>
    <style:style style:name="ro20" style:family="table-row">
      <style:table-row-properties style:row-height="25.4mm" fo:break-before="auto" style:use-optimal-row-height="false"/>
    </style:style>
    <style:style style:name="ro21" style:family="table-row">
      <style:table-row-properties style:row-height="28.31mm" fo:break-before="auto" style:use-optimal-row-height="false"/>
    </style:style>
    <style:style style:name="ro22" style:family="table-row">
      <style:table-row-properties style:row-height="43.39mm" fo:break-before="auto" style:use-optimal-row-height="false"/>
    </style:style>
    <style:style style:name="ro23" style:family="table-row">
      <style:table-row-properties style:row-height="9.79mm" fo:break-before="auto" style:use-optimal-row-height="false"/>
    </style:style>
    <style:style style:name="ro24" style:family="table-row">
      <style:table-row-properties style:row-height="15.88mm" fo:break-before="auto" style:use-optimal-row-height="false"/>
    </style:style>
    <style:style style:name="ro25" style:family="table-row">
      <style:table-row-properties style:row-height="20.37mm" fo:break-before="auto" style:use-optimal-row-height="false"/>
    </style:style>
    <style:style style:name="ro26" style:family="table-row">
      <style:table-row-properties style:row-height="43.92mm" fo:break-before="auto" style:use-optimal-row-height="false"/>
    </style:style>
    <style:style style:name="ro27" style:family="table-row">
      <style:table-row-properties style:row-height="10mm" fo:break-before="auto" style:use-optimal-row-height="false"/>
    </style:style>
    <style:style style:name="ro28" style:family="table-row">
      <style:table-row-properties style:row-height="5.56mm" fo:break-before="auto" style:use-optimal-row-height="false"/>
    </style:style>
    <style:style style:name="ro29" style:family="table-row">
      <style:table-row-properties style:row-height="5.29mm" fo:break-before="auto" style:use-optimal-row-height="false"/>
    </style:style>
    <style:style style:name="ro30" style:family="table-row">
      <style:table-row-properties style:row-height="20mm" fo:break-before="auto" style:use-optimal-row-height="false"/>
    </style:style>
    <style:style style:name="ro31" style:family="table-row">
      <style:table-row-properties style:row-height="48.4mm" fo:break-before="auto" style:use-optimal-row-height="false"/>
    </style:style>
    <style:style style:name="ro32" style:family="table-row">
      <style:table-row-properties style:row-height="43.64mm" fo:break-before="auto" style:use-optimal-row-height="false"/>
    </style:style>
    <style:style style:name="ro33" style:family="table-row">
      <style:table-row-properties style:row-height="5.29mm" fo:break-before="auto" style:use-optimal-row-height="true"/>
    </style:style>
    <style:style style:name="ro34" style:family="table-row">
      <style:table-row-properties style:row-height="65.33mm" fo:break-before="auto" style:use-optimal-row-height="false"/>
    </style:style>
    <style:style style:name="ro35" style:family="table-row">
      <style:table-row-properties style:row-height="10.3mm" fo:break-before="auto" style:use-optimal-row-height="fals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ext-properties style:font-name="Ubuntu" fo:font-size="12pt"/>
    </style:style>
    <style:style style:name="ce11" style:family="table-cell" style:parent-style-name="Default">
      <style:text-properties style:font-name="Ubuntu"/>
    </style:style>
    <style:style style:name="ce15"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3"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5"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 fo:font-size="12pt"/>
    </style:style>
    <style:style style:name="ce36" style:family="table-cell" style:parent-style-name="Default">
      <style:table-cell-properties style:text-align-source="fix" style:repeat-content="false" fo:border="0.06pt solid #000000" style:vertical-align="middle"/>
      <style:paragraph-properties fo:text-align="center"/>
      <style:text-properties style:font-name="Ubuntu" fo:font-size="12pt"/>
    </style:style>
    <style:style style:name="ce38"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2pt" fo:font-weight="bold" style:font-weight-asian="bold" style:font-weight-complex="bold"/>
    </style:style>
    <style:style style:name="ce42"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3"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46" style:family="table-cell" style:parent-style-name="Default">
      <style:table-cell-properties style:text-align-source="fix" style:repeat-content="false"/>
      <style:paragraph-properties fo:text-align="start"/>
      <style:text-properties fo:color="#111111" style:font-name="Ubuntu" fo:font-size="12pt"/>
    </style:style>
    <style:style style:name="ce47"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55"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ce5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9pt"/>
    </style:style>
    <style:style style:name="ce62" style:family="table-cell" style:parent-style-name="Default">
      <style:table-cell-properties style:text-align-source="fix" style:repeat-content="false" fo:wrap-option="wrap" style:vertical-align="middle"/>
      <style:paragraph-properties fo:text-align="start" fo:margin-left="3.53mm"/>
      <style:text-properties style:font-name="Ubuntu1"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67"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7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size-asian="12pt" style:font-weight-asian="bold" style:font-size-complex="12pt"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 fo:font-size="12pt" fo:font-weight="bold" style:font-size-asian="12pt" style:font-weight-asian="bold" style:font-size-complex="12pt" style:font-weight-complex="bold"/>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font-size-asian="12pt" style:font-weight-asian="normal" style:font-size-complex="12pt" style:font-weight-complex="normal"/>
    </style:style>
    <style:style style:name="ce75" style:family="table-cell" style:parent-style-name="Default">
      <style:table-cell-properties style:text-align-source="fix" style:repeat-content="false" fo:wrap-option="wrap"/>
      <style:paragraph-properties fo:text-align="start" fo:margin-left="3.53mm"/>
      <style:text-properties style:font-name="Ubuntu1" fo:font-weight="bold" style:font-weight-asian="bold" style:font-weight-complex="bold"/>
    </style:style>
    <style:style style:name="ce76"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 fo:font-size="12pt"/>
    </style:style>
    <style:style style:name="ce80"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font-size-asian="12pt" style:font-weight-asian="normal" style:font-size-complex="12pt" style:font-weight-complex="normal"/>
    </style:style>
    <style:style style:name="ce83"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style:font-size-asian="12pt" style:font-size-complex="12pt"/>
    </style:style>
    <style:style style:name="ce84"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style>
    <style:style style:name="ce88"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style>
    <style:style style:name="ce89" style:family="table-cell" style:parent-style-name="Default">
      <style:table-cell-properties style:text-align-source="fix" style:repeat-content="false"/>
      <style:paragraph-properties fo:text-align="center" fo:margin-left="0mm"/>
      <style:text-properties style:font-name="Ubuntu" fo:font-size="12pt"/>
    </style:style>
    <style:style style:name="ce90"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 fo:font-size="12pt" fo:font-weight="bold" style:font-size-asian="12pt" style:font-weight-asian="bold" style:font-size-complex="12pt" style:font-weight-complex="bold"/>
    </style:style>
    <style:style style:name="ce91" style:family="table-cell" style:parent-style-name="Default">
      <style:table-cell-properties style:text-align-source="fix" style:repeat-content="false"/>
      <style:paragraph-properties fo:text-align="center" fo:margin-left="0mm"/>
      <style:text-properties style:font-name="Ubuntu"/>
    </style:style>
    <style:style style:name="ce92" style:family="table-cell" style:parent-style-name="Default">
      <style:table-cell-properties style:text-align-source="fix" style:repeat-content="false" fo:wrap-option="wrap" style:vertical-align="middle"/>
      <style:paragraph-properties fo:text-align="start" fo:margin-left="3.53mm"/>
      <style:text-properties style:font-name="Ubuntu" fo:font-weight="normal"/>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fo:font-size="12pt" style:font-size-asian="12pt" style:font-size-complex="12pt"/>
    </style:style>
    <style:style style:name="T20"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1"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2"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4"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5"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6"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7"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8"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29"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30"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1"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2"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3"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fo:font-weight="normal" fo:font-style="normal" style:font-weight-asian="normal" style:font-weight-complex="normal" style:font-style-asian="normal" style:font-style-complex="normal"/>
    </style:style>
    <style:style style:name="T36"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9"/>
        <table:table-column table:style-name="co2" table:number-columns-repeated="3" table:default-cell-style-name="ce9"/>
        <table:table-column table:style-name="co1" table:default-cell-style-name="ce9"/>
        <table:table-column table:style-name="co3" table:default-cell-style-name="ce42"/>
        <table:table-column table:style-name="co4" table:number-columns-repeated="20" table:default-cell-style-name="ce9"/>
        <table:table-column table:style-name="co5" table:number-columns-repeated="998" table:default-cell-style-name="ce9"/>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2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38" office:value-type="string" calcext:value-type="string">
            <text:p>Réf</text:p>
          </table:table-cell>
          <table:table-cell table:style-name="ce43" table:number-columns-repeated="20"/>
          <table:table-cell table:style-name="ce47" table:number-columns-repeated="998"/>
        </table:table-row>
        <table:table-row table:style-name="ro2">
          <table:table-cell table:style-name="ce3" table:number-columns-spanned="6" table:number-rows-spanned="1"/>
          <table:covered-table-cell table:style-name="ce3"/>
          <table:covered-table-cell table:style-name="ce26"/>
          <table:covered-table-cell table:number-columns-repeated="2" table:style-name="ce3"/>
          <table:covered-table-cell table:style-name="ce39"/>
          <table:table-cell table:style-name="ce44" table:number-columns-repeated="20"/>
          <table:table-cell table:style-name="ce55"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5"/>
          <table:covered-table-cell table:style-name="ce30"/>
          <table:covered-table-cell table:number-columns-repeated="2" table:style-name="ce15"/>
          <table:covered-table-cell table:style-name="ce40"/>
          <table:table-cell table:style-name="ce43" table:number-columns-repeated="20"/>
          <table:table-cell table:style-name="ce47" table:number-columns-repeated="99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lang</text:span>="Default"</text:p>
          </table:table-cell>
          <table:table-cell table:style-name="ce32" office:value-type="string" calcext:value-type="string">
            <text:p>Ce document semble être écrit en français mais la balise <text:span text:style-name="T11">HTML</text:span> de début a <text:span text:style-name="T5">lang="Default"</text:span>.</text:p>
          </table:table-cell>
          <table:table-cell table:style-name="ce17" office:value-type="string" calcext:value-type="string">
            <text:p>Utiliser <text:span text:style-name="T5">lang="fr"</text:span> (ou une variante) à la place.</text:p>
          </table:table-cell>
          <table:table-cell table:style-name="ce35" office:value-type="string" calcext:value-type="string">
            <text:p>OK</text:p>
          </table:table-cell>
          <table:table-cell table:style-name="ce41" office:value-type="string" calcext:value-type="string">
            <text:p>#1</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6">Balises</text:span><text:span text:style-name="T7"> canoniques + </text:span><text:span text:style-name="T8">Robots</text:span></text:p>
          </table:table-cell>
          <table:table-cell table:style-name="ce32"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17"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35" office:value-type="string" calcext:value-type="string">
            <text:p>OK</text:p>
          </table:table-cell>
          <table:table-cell table:style-name="ce41" office:value-type="string" calcext:value-type="string">
            <text:p>#2</text:p>
          </table:table-cell>
          <table:table-cell table:style-name="ce45" table:number-columns-repeated="1018"/>
        </table:table-row>
        <table:table-row table:style-name="ro6">
          <table:table-cell table:style-name="ce7" office:value-type="string" calcext:value-type="string">
            <text:p>SEO &amp; accessibilité</text:p>
          </table:table-cell>
          <table:table-cell table:style-name="ce17" office:value-type="string" calcext:value-type="string">
            <text:p><text:span text:style-name="T9">Hiérarchisation </text:span>h3 h2 </text:p>
          </table:table-cell>
          <table:table-cell table:style-name="ce32" office:value-type="string" calcext:value-type="string">
            <text:p>Erreur dans la <text:span text:style-name="T5">hiérarchisation</text:span> du contenu. Certain H3 devrait <text:span text:style-name="T11">être</text:span> des H2.</text:p>
          </table:table-cell>
          <table:table-cell table:style-name="ce17" office:value-type="string" calcext:value-type="string">
            <text:p>Garder un nombre de catégories H2 limité (3 à 7) et renommer H3 en H2.</text:p>
          </table:table-cell>
          <table:table-cell table:style-name="ce35" office:value-type="string" calcext:value-type="string">
            <text:p>OK</text:p>
          </table:table-cell>
          <table:table-cell table:style-name="ce41" office:value-type="string" calcext:value-type="string">
            <text:p>#3</text:p>
          </table:table-cell>
          <table:table-cell table:style-name="ce45" table:number-columns-repeated="101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Img Version Responsive </text:span>: quelques bugs subsistent</text:p>
          </table:table-cell>
          <table:table-cell table:style-name="ce33" office:value-type="string" calcext:value-type="string">
            <text:p>L’image devrait <text:span text:style-name="T5">s’adapter</text:span> et se centrer automatiquement a son « container » </text:p>
          </table:table-cell>
          <table:table-cell table:style-name="ce17" office:value-type="string" calcext:value-type="string">
            <text:p>Régler ces derniers petits soucis de design, avec les mêmes contenus que Desktop.</text:p>
          </table:table-cell>
          <table:table-cell table:style-name="ce35" office:value-type="string" calcext:value-type="string">
            <text:p>OK</text:p>
          </table:table-cell>
          <table:table-cell table:style-name="ce41" office:value-type="string" calcext:value-type="string">
            <text:p>#4</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Images trop grandes par rapport à leur contenant et non compressés.</text:p>
          </table:table-cell>
          <table:table-cell table:style-name="ce32" office:value-type="string" calcext:value-type="string">
            <text:p>Plus une image est grande, plus elle est lourde et donc longue à télécharger pour le navigateur.</text:p>
          </table:table-cell>
          <table:table-cell table:style-name="ce17" office:value-type="string" calcext:value-type="string">
            <text:p><text:span text:style-name="T5">Adaptez</text:span> et <text:span text:style-name="T5">Compressez</text:span> vos images les images à leur contenant.</text:p>
          </table:table-cell>
          <table:table-cell table:style-name="ce35" office:value-type="string" calcext:value-type="string">
            <text:p>OK</text:p>
          </table:table-cell>
          <table:table-cell table:style-name="ce41" office:value-type="string" calcext:value-type="string">
            <text:p>#5</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La <text:span text:style-name="T5">« </text:span><text:span text:style-name="T10">code-base</text:span><text:span text:style-name="T5"> »</text:span> n’est pas minifié.</text:p>
          </table:table-cell>
          <table:table-cell table:style-name="ce32"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17" office:value-type="string" calcext:value-type="string">
            <text:p><text:span text:style-name="T5">Minifiez</text:span> les fichiers CSS et JavaScript.</text:p>
            <text:p/>
          </table:table-cell>
          <table:table-cell table:style-name="ce35" office:value-type="string" calcext:value-type="string">
            <text:p>OK</text:p>
          </table:table-cell>
          <table:table-cell table:style-name="ce41" office:value-type="string" calcext:value-type="string">
            <text:p>#6</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 /.hhhtaccess »</text:span> absent, Il manque la balise G ZIP + </text:p>
          </table:table-cell>
          <table:table-cell table:style-name="ce32" office:value-type="string" calcext:value-type="string">
            <text:p>En compressant vos pages web et CSS avec G zip, vous pouvez réduire considérablement le temps de chargement de votre site. </text:p>
          </table:table-cell>
          <table:table-cell table:style-name="ce17" office:value-type="string" calcext:value-type="string">
            <text:p>Joindre le fichier « /.hhhtaccess » a la racine pour Compressez les ressources.</text:p>
            <text:p/>
          </table:table-cell>
          <table:table-cell table:style-name="ce35" office:value-type="string" calcext:value-type="string">
            <text:p>OK</text:p>
          </table:table-cell>
          <table:table-cell table:style-name="ce41" office:value-type="string" calcext:value-type="string">
            <text:p>#7</text:p>
          </table:table-cell>
          <table:table-cell table:style-name="ce45" table:number-columns-repeated="1018"/>
        </table:table-row>
        <table:table-row table:style-name="ro9">
          <table:table-cell table:style-name="ce7" office:value-type="string" calcext:value-type="string">
            <text:p>SEO</text:p>
          </table:table-cell>
          <table:table-cell table:style-name="ce17" office:value-type="string" calcext:value-type="string">
            <text:p><text:span text:style-name="T5">Débloquez le téléchargement</text:span> de vos pages,</text:p>
          </table:table-cell>
          <table:table-cell table:style-name="ce32"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17"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35" office:value-type="string" calcext:value-type="string">
            <text:p>OK</text:p>
          </table:table-cell>
          <table:table-cell table:style-name="ce41" office:value-type="string" calcext:value-type="string">
            <text:p>#8</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text:span text:style-name="T5">Décidez si l'installation d'un CDN</text:span> est une priorité pour le site.</text:p>
          </table:table-cell>
          <table:table-cell table:style-name="ce32" office:value-type="string" calcext:value-type="string">
            <text:p>Les CDN sont utilisés pour améliorer l'expérience globale de l'utilisateur et fournir un réseau plus efficace.</text:p>
          </table:table-cell>
          <table:table-cell table:style-name="ce34" office:value-type="string" calcext:value-type="string">
            <text:p>S’appuyer sur un « Content Delivery Network ».</text:p>
          </table:table-cell>
          <table:table-cell table:style-name="ce36" office:value-type="string" calcext:value-type="string">
            <text:p>Faire un choix</text:p>
          </table:table-cell>
          <table:table-cell table:style-name="ce41" office:value-type="string" calcext:value-type="string">
            <text:p>#9</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5">Décidez si un CMS </text:span> est adapté : « entre un site custom ou un CMS »</text:p>
          </table:table-cell>
          <table:table-cell table:style-name="ce32"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7" office:value-type="string" calcext:value-type="string">
            <text:p>Choisir un thème (et un « builder ») rapide. Installer les plugins nécessaires.</text:p>
          </table:table-cell>
          <table:table-cell table:style-name="ce36" office:value-type="string" calcext:value-type="string">
            <text:p>Faire un choix</text:p>
          </table:table-cell>
          <table:table-cell table:style-name="ce41" office:value-type="string" calcext:value-type="string">
            <text:p>#10</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Choisir</text:span> la bonne <text:span text:style-name="T5">technologie</text:span> pour le site</text:p>
          </table:table-cell>
          <table:table-cell table:style-name="ce32" office:value-type="string" calcext:value-type="string">
            <text:p>Le site a peu de logique métier et a un but marketing (acquisition de clients) </text:p>
          </table:table-cell>
          <table:table-cell table:style-name="ce17" office:value-type="string" calcext:value-type="string">
            <text:p>Dans ce cas, c’est simple, optez pour un site classique et non pas un site basé sur un framework JavaScript. Codé avec un rendu classique en HTML/CSS </text:p>
          </table:table-cell>
          <table:table-cell table:style-name="ce36" office:value-type="string" calcext:value-type="string">
            <text:p>Faire un choix</text:p>
          </table:table-cell>
          <table:table-cell table:style-name="ce41" office:value-type="string" calcext:value-type="string">
            <text:p>#11</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Décidez entre<text:span text:style-name="T5"> « client-side »</text:span> et <text:span text:style-name="T5">«</text:span> <text:span text:style-name="T5">server-side »</text:span> rendering.</text:p>
          </table:table-cell>
          <table:table-cell table:style-name="ce32"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7"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36" office:value-type="string" calcext:value-type="string">
            <text:p>Faire un choix</text:p>
          </table:table-cell>
          <table:table-cell table:style-name="ce41" office:value-type="string" calcext:value-type="string">
            <text:p>#12</text:p>
          </table:table-cell>
          <table:table-cell table:style-name="ce45" table:number-columns-repeated="1018"/>
        </table:table-row>
        <table:table-row table:style-name="ro10">
          <table:table-cell table:style-name="ce7" office:value-type="string" calcext:value-type="string">
            <text:p>SEO</text:p>
          </table:table-cell>
          <table:table-cell table:style-name="ce17" office:value-type="string" calcext:value-type="string">
            <text:p>Testez le rendering du votre site en version <text:span text:style-name="T5">« mobile-friendly ».</text:span></text:p>
          </table:table-cell>
          <table:table-cell table:style-name="ce32"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17" office:value-type="string" calcext:value-type="string">
            <text:p>Testez le site grâce à l’outil <text:span text:style-name="T5">« mobile-friendly ».</text:span></text:p>
          </table:table-cell>
          <table:table-cell table:style-name="ce35" office:value-type="string" calcext:value-type="string">
            <text:p>OK</text:p>
          </table:table-cell>
          <table:table-cell table:style-name="ce41" office:value-type="string" calcext:value-type="string">
            <text:p>#13</text:p>
          </table:table-cell>
          <table:table-cell table:style-name="ce45" table:number-columns-repeated="1018"/>
        </table:table-row>
        <table:table-row table:style-name="ro2">
          <table:table-cell table:number-columns-repeated="5"/>
          <table:table-cell table:style-name="ce9"/>
          <table:table-cell table:style-name="ce45" table:number-columns-repeated="1018"/>
        </table:table-row>
        <table:table-row table:style-name="ro1">
          <table:table-cell table:style-name="ce11" table:number-columns-repeated="7"/>
          <table:table-cell table:style-name="ce45"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11">
          <table:table-cell table:style-name="ce11" table:number-columns-repeated="7"/>
          <table:table-cell table:style-name="ce46" table:number-columns-repeated="1017"/>
        </table:table-row>
        <table:table-row table:style-name="ro12">
          <table:table-cell table:style-name="ce11" table:number-columns-repeated="7"/>
          <table:table-cell table:style-name="ce46" table:number-columns-repeated="1017"/>
        </table:table-row>
        <table:table-row table:style-name="ro13">
          <table:table-cell table:style-name="ce11" table:number-columns-repeated="7"/>
          <table:table-cell table:style-name="ce46" table:number-columns-repeated="1017"/>
        </table:table-row>
        <table:table-row table:style-name="ro14">
          <table:table-cell table:style-name="ce11" table:number-columns-repeated="7"/>
          <table:table-cell table:style-name="ce46" table:number-columns-repeated="1017"/>
        </table:table-row>
        <table:table-row table:style-name="ro15">
          <table:table-cell table:style-name="ce11" table:number-columns-repeated="7"/>
          <table:table-cell table:style-name="ce46" table:number-columns-repeated="1017"/>
        </table:table-row>
        <table:table-row table:style-name="ro16">
          <table:table-cell table:style-name="ce11" table:number-columns-repeated="7"/>
          <table:table-cell table:style-name="ce46" table:number-columns-repeated="1017"/>
        </table:table-row>
        <table:table-row table:style-name="ro17">
          <table:table-cell table:style-name="ce11" table:number-columns-repeated="7"/>
          <table:table-cell table:style-name="ce46" table:number-columns-repeated="1017"/>
        </table:table-row>
        <table:table-row table:style-name="ro18">
          <table:table-cell table:style-name="ce11" table:number-columns-repeated="7"/>
          <table:table-cell table:style-name="ce46" table:number-columns-repeated="1017"/>
        </table:table-row>
        <table:table-row table:style-name="ro19">
          <table:table-cell table:style-name="ce11" table:number-columns-repeated="7"/>
          <table:table-cell table:style-name="ce46" table:number-columns-repeated="1017"/>
        </table:table-row>
        <table:table-row table:style-name="ro20">
          <table:table-cell table:style-name="ce11" table:number-columns-repeated="7"/>
          <table:table-cell table:style-name="ce46" table:number-columns-repeated="1017"/>
        </table:table-row>
        <table:table-row table:style-name="ro21">
          <table:table-cell table:style-name="ce11" table:number-columns-repeated="7"/>
          <table:table-cell table:style-name="ce46" table:number-columns-repeated="1017"/>
        </table:table-row>
        <table:table-row table:style-name="ro22">
          <table:table-cell table:style-name="ce11" table:number-columns-repeated="7"/>
          <table:table-cell table:style-name="ce46" table:number-columns-repeated="1017"/>
        </table:table-row>
        <table:table-row table:style-name="ro23">
          <table:table-cell table:style-name="ce11" table:number-columns-repeated="7"/>
          <table:table-cell table:style-name="ce46" table:number-columns-repeated="1017"/>
        </table:table-row>
        <table:table-row table:style-name="ro24">
          <table:table-cell table:style-name="ce11" table:number-columns-repeated="7"/>
          <table:table-cell table:style-name="ce46" table:number-columns-repeated="1017"/>
        </table:table-row>
        <table:table-row table:style-name="ro25">
          <table:table-cell table:style-name="ce11" table:number-columns-repeated="7"/>
          <table:table-cell table:style-name="ce46" table:number-columns-repeated="1017"/>
        </table:table-row>
        <table:table-row table:style-name="ro26">
          <table:table-cell table:style-name="ce11" table:number-columns-repeated="7"/>
          <table:table-cell table:style-name="ce46" table:number-columns-repeated="1017"/>
        </table:table-row>
        <table:table-row table:style-name="ro2">
          <table:table-cell table:style-name="ce11" table:number-columns-repeated="7"/>
          <table:table-cell table:style-name="ce46" table:number-columns-repeated="1017"/>
        </table:table-row>
        <table:table-row table:style-name="ro1">
          <table:table-cell table:style-name="ce11" table:number-columns-repeated="7"/>
          <table:table-cell table:style-name="ce46"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27">
          <table:table-cell table:style-name="ce11" table:number-columns-repeated="7"/>
          <table:table-cell table:style-name="ce46" table:number-columns-repeated="1017"/>
        </table:table-row>
        <table:table-row table:style-name="ro27" table:number-rows-repeated="12">
          <table:table-cell table:style-name="ce11" table:number-columns-repeated="7"/>
          <table:table-cell table:number-columns-repeated="1017"/>
        </table:table-row>
        <table:table-row table:style-name="ro28" table:number-rows-repeated="251">
          <table:table-cell table:style-name="ce11" table:number-columns-repeated="7"/>
          <table:table-cell table:number-columns-repeated="1017"/>
        </table:table-row>
        <table:table-row table:style-name="ro28" table:number-rows-repeated="722">
          <table:table-cell table:number-columns-repeated="1024"/>
        </table:table-row>
        <table:table-row table:style-name="ro29" table:number-rows-repeated="1047549">
          <table:table-cell table:number-columns-repeated="1024"/>
        </table:table-row>
        <table:table-row table:style-name="ro29">
          <table:table-cell table:number-columns-repeated="1024"/>
        </table:table-row>
      </table:table>
      <table:table table:name="SEO naturel"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11"/>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30" office:value-type="string" calcext:value-type="string">
            <text:p>Réf</text:p>
          </table:table-cell>
          <table:table-cell table:number-columns-repeated="1018"/>
        </table:table-row>
        <table:table-row table:style-name="ro2">
          <table:table-cell table:style-name="ce9" table:number-columns-repeated="6"/>
          <table:table-cell table:number-columns-repeated="1018"/>
        </table:table-row>
        <table:table-row table:style-name="ro3">
          <table:table-cell table:style-name="ce4"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9"/>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Title + Keywords.</text:span></text:p>
          </table:table-cell>
          <table:table-cell table:style-name="ce63" office:value-type="string" calcext:value-type="string">
            <text:p>Mots-clés généralistes, les fondations du SEO.</text:p>
          </table:table-cell>
          <table:table-cell table:style-name="ce63" office:value-type="string" calcext:value-type="string">
            <text:p>« <text:span text:style-name="T11">Keywords</text:span> research »<text:span text:style-name="T5"> basique</text:span></text:p>
          </table:table-cell>
          <table:table-cell table:style-name="ce79" office:value-type="string" calcext:value-type="string">
            <text:p>OK</text:p>
          </table:table-cell>
          <table:table-cell table:style-name="ce71" office:value-type="string" calcext:value-type="string">
            <text:p>#14</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Description.</text:span></text:p>
          </table:table-cell>
          <table:table-cell table:style-name="ce63"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63" office:value-type="string" calcext:value-type="string">
            <text:p>« <text:span text:style-name="T11">Keywords</text:span> research » <text:span text:style-name="T5">contextuel</text:span></text:p>
          </table:table-cell>
          <table:table-cell table:style-name="ce79" office:value-type="string" calcext:value-type="string">
            <text:p>OK</text:p>
          </table:table-cell>
          <table:table-cell table:style-name="ce71" office:value-type="string" calcext:value-type="string">
            <text:p>#15</text:p>
          </table:table-cell>
          <table:table-cell table:number-columns-repeated="1018"/>
        </table:table-row>
        <table:table-row table:style-name="ro31">
          <table:table-cell table:style-name="ce7" office:value-type="string" calcext:value-type="string">
            <text:p>SEO</text:p>
          </table:table-cell>
          <table:table-cell table:style-name="ce63" office:value-type="string" calcext:value-type="string">
            <text:p><text:span text:style-name="T22">Keywords : Courte</text:span><text:span text:style-name="T23"> vs </text:span><text:span text:style-name="T24">Longue Traîne</text:span></text:p>
          </table:table-cell>
          <table:table-cell table:style-name="ce76"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71"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80" office:value-type="string" calcext:value-type="string">
            <text:p>Poursuivre l’analyse avec <text:span text:style-name="T5">Google Search Console</text:span></text:p>
          </table:table-cell>
          <table:table-cell table:style-name="ce71" office:value-type="string" calcext:value-type="string">
            <text:p>#16</text:p>
          </table:table-cell>
          <table:table-cell table:number-columns-repeated="1018"/>
        </table:table-row>
        <table:table-row table:style-name="ro8">
          <table:table-cell table:style-name="ce7" office:value-type="string" calcext:value-type="string">
            <text:p>SEO</text:p>
          </table:table-cell>
          <table:table-cell table:style-name="ce67" office:value-type="string" calcext:value-type="string">
            <text:p><text:span text:style-name="T16">Paramétrez le compte </text:span>Google My Business </text:p>
          </table:table-cell>
          <table:table-cell table:style-name="ce63"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63" office:value-type="string" calcext:value-type="string">
            <text:p><text:a xlink:href="https://www.google.com/intl/fr_fr/business/" xlink:type="simple">https://www.google.com/intl/fr_fr/business/</text:a></text:p>
          </table:table-cell>
          <table:table-cell table:style-name="ce63"/>
          <table:table-cell table:style-name="ce71" office:value-type="string" calcext:value-type="string">
            <text:p>#17</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Adaptez le site web a sa position géo</text:p>
          </table:table-cell>
          <table:table-cell table:style-name="ce63"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63" office:value-type="string" calcext:value-type="string">
            <text:p>Le mieux est d'écrire une page de bonne qualité, sans copier-coller, reprenant les particularités de chacune des implantations</text:p>
          </table:table-cell>
          <table:table-cell table:style-name="ce63"/>
          <table:table-cell table:style-name="ce71" office:value-type="string" calcext:value-type="string">
            <text:p>#18</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Obtenez des <text:span text:style-name="T5">citations</text:span></text:p>
          </table:table-cell>
          <table:table-cell table:style-name="ce63" office:value-type="string" calcext:value-type="string">
            <text:p><text:span text:style-name="T5">Faire parler de soi </text:span>: annuaires locaux,  Tripadvisor, Yelp,  etc. </text:p>
          </table:table-cell>
          <table:table-cell table:style-name="ce63" office:value-type="string" calcext:value-type="string">
            <text:p>Un fois les pages créées, partagez ces informations le plus possible.</text:p>
          </table:table-cell>
          <table:table-cell table:style-name="ce63"/>
          <table:table-cell table:style-name="ce71" office:value-type="string" calcext:value-type="string">
            <text:p>#19</text:p>
          </table:table-cell>
          <table:table-cell table:number-columns-repeated="1018"/>
        </table:table-row>
        <table:table-row table:style-name="ro7">
          <table:table-cell table:style-name="ce7" office:value-type="string" calcext:value-type="string">
            <text:p>SEO</text:p>
          </table:table-cell>
          <table:table-cell table:style-name="ce71" office:value-type="string" calcext:value-type="string">
            <text:p>Gérez vos avis</text:p>
          </table:table-cell>
          <table:table-cell table:style-name="ce63"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63" office:value-type="string" calcext:value-type="string">
            <text:p><text:span text:style-name="T5">Encouragez les avis positifs</text:span> et gérez les avis négatifs.</text:p>
            <text:p/>
            <text:p/>
          </table:table-cell>
          <table:table-cell table:style-name="ce63"/>
          <table:table-cell table:style-name="ce71" office:value-type="string" calcext:value-type="string">
            <text:p>#20</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est au moins </text:span><text:span text:style-name="T26">classé pour le « nom de marque »</text:span></text:p>
          </table:table-cell>
          <table:table-cell table:style-name="ce63" office:value-type="string" calcext:value-type="string">
            <text:p><text:span text:style-name="T31">Dans la plupart des cas, les sites ayant pour nom de domaine leur nom de marque doivent être placés en </text:span><text:span text:style-name="T32">1re place.</text:span><text:span text:style-name="T33"> </text:span></text:p>
          </table:table-cell>
          <table:table-cell table:style-name="ce63" office:value-type="string" calcext:value-type="string">
            <text:p>Améliorer le contenu,</text:p>
          </table:table-cell>
          <table:table-cell table:style-name="ce63"/>
          <table:table-cell table:style-name="ce71" office:value-type="string" calcext:value-type="string">
            <text:p>#21</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5">Vérifiez si le site a une </text:span><text:span text:style-name="T26">version principale</text:span><text:span text:style-name="T27"> </text:span><text:span text:style-name="T26">(www ou non www)</text:span></text:p>
          </table:table-cell>
          <table:table-cell table:style-name="ce63" office:value-type="string" calcext:value-type="string">
            <text:p><text:span text:style-name="T31">Une URL de site peut être écrite </text:span><text:span text:style-name="T32">avec ou sans "www".</text:span><text:span text:style-name="T33"> </text:span></text:p>
          </table:table-cell>
          <table:table-cell table:style-name="ce63"/>
          <table:table-cell table:style-name="ce63" office:value-type="string" calcext:value-type="string">
            <text:p>Faire un choix</text:p>
          </table:table-cell>
          <table:table-cell table:style-name="ce71" office:value-type="string" calcext:value-type="string">
            <text:p>#22</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n'a pas de </text:span><text:span text:style-name="T26">contenu dupliqué.</text:span></text:p>
          </table:table-cell>
          <table:table-cell table:style-name="ce63" office:value-type="string" calcext:value-type="string">
            <text:p><text:span text:style-name="T25">Des pages d'un site web ayant du contenu </text:span><text:span text:style-name="T26">copier-coller ou très similaire</text:span><text:span text:style-name="T27"> sont ce qu'on appelle du </text:span><text:span text:style-name="T26">"contenu dupliqué".</text:span></text:p>
          </table:table-cell>
          <table:table-cell table:style-name="ce63" office:value-type="string" calcext:value-type="string">
            <text:p><text:span text:style-name="T34"><text:a xlink:href="https://www.siteliner.com/" xlink:type="simple">https://www.siteliner.com</text:a></text:span><text:span text:style-name="T34"> </text:span></text:p>
          </table:table-cell>
          <table:table-cell table:style-name="ce81" office:value-type="string" calcext:value-type="string">
            <text:p>« social media manager »</text:p>
          </table:table-cell>
          <table:table-cell table:style-name="ce71" office:value-type="string" calcext:value-type="string">
            <text:p>#23</text:p>
          </table:table-cell>
          <table:table-cell table:number-columns-repeated="1018"/>
        </table:table-row>
        <table:table-row table:style-name="ro5">
          <table:table-cell table:style-name="ce7" office:value-type="string" calcext:value-type="string">
            <text:p>SEO</text:p>
          </table:table-cell>
          <table:table-cell table:style-name="ce71" office:value-type="string" calcext:value-type="string">
            <text:p>Cohérence et longueur du contenu</text:p>
          </table:table-cell>
          <table:table-cell table:style-name="ce63" office:value-type="string" calcext:value-type="string">
            <text:p><text:span text:style-name="T31">Visez grand minimum </text:span><text:span text:style-name="T32">400 mots pour les pages </text:span><text:span text:style-name="T33">de votre site (lorsque c'est cohérent) et 600 mots pour vos articles de blog, vos pages d'expertise ou d'actualités. </text:span></text:p>
          </table:table-cell>
          <table:table-cell table:style-name="ce63" office:value-type="string" calcext:value-type="string">
            <text:p>Rédaction web</text:p>
          </table:table-cell>
          <table:table-cell table:style-name="ce81" office:value-type="string" calcext:value-type="string">
            <text:p>« social media manager »</text:p>
          </table:table-cell>
          <table:table-cell table:style-name="ce71" office:value-type="string" calcext:value-type="string">
            <text:p>#24</text:p>
          </table:table-cell>
          <table:table-cell table:number-columns-repeated="1018"/>
        </table:table-row>
        <table:table-row table:style-name="ro32">
          <table:table-cell table:style-name="ce7" office:value-type="string" calcext:value-type="string">
            <text:p>SEO &amp; accessibilité</text:p>
          </table:table-cell>
          <table:table-cell table:style-name="ce72" office:value-type="string" calcext:value-type="string">
            <text:p>Titres</text:p>
          </table:table-cell>
          <table:table-cell table:style-name="ce77" office:value-type="string" calcext:value-type="string">
            <text:p><text:span text:style-name="T29">Vérifiez qu'il n'y a qu'un et un seul</text:span><text:span text:style-name="T30"> h1 sur la page, et qu'il contient le mot-clé ;</text:span></text:p>
            <text:p/>
            <text:p><text:span text:style-name="T28">Vérifiez que le contenu est segmenté en plusieurs sous-parties par des </text:span><text:span text:style-name="T24">h2</text:span><text:span text:style-name="T23"> et qu'ils contiennent soit le mot-clé, soit un synonyme proche.</text:span></text:p>
          </table:table-cell>
          <table:table-cell table:style-name="ce77" office:value-type="string" calcext:value-type="string">
            <text:p>Rédaction web</text:p>
          </table:table-cell>
          <table:table-cell table:style-name="ce82" office:value-type="string" calcext:value-type="string">
            <text:p>OK</text:p>
          </table:table-cell>
          <table:table-cell table:style-name="ce72" office:value-type="string" calcext:value-type="string">
            <text:p>#25</text:p>
          </table:table-cell>
          <table:table-cell table:number-columns-repeated="1018"/>
        </table:table-row>
        <table:table-row table:style-name="ro6">
          <table:table-cell table:style-name="ce7" office:value-type="string" calcext:value-type="string">
            <text:p>SEO &amp; accessibilité</text:p>
          </table:table-cell>
          <table:table-cell table:style-name="ce72" office:value-type="string" calcext:value-type="string">
            <text:p>Images</text:p>
          </table:table-cell>
          <table:table-cell table:style-name="ce72" office:value-type="string" calcext:value-type="string">
            <text:p>balise ALT</text:p>
          </table:table-cell>
          <table:table-cell table:style-name="ce77" office:value-type="string" calcext:value-type="string">
            <text:p>Rédaction web : <text:span text:style-name="T5">« La chouette agence, entreprise de webdesign sur Lyon »</text:span></text:p>
          </table:table-cell>
          <table:table-cell table:style-name="ce83" office:value-type="string" calcext:value-type="string">
            <text:p>OK</text:p>
          </table:table-cell>
          <table:table-cell table:style-name="ce72" office:value-type="string" calcext:value-type="string">
            <text:p>#26</text:p>
          </table:table-cell>
          <table:table-cell table:number-columns-repeated="1018"/>
        </table:table-row>
        <table:table-row table:style-name="ro6">
          <table:table-cell table:style-name="ce57" office:value-type="string" calcext:value-type="string">
            <text:p>SEO</text:p>
          </table:table-cell>
          <table:table-cell table:style-name="ce73" office:value-type="string" calcext:value-type="string">
            <text:p>Examinez les positions de vos mots-clés</text:p>
          </table:table-cell>
          <table:table-cell table:style-name="ce74"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77"/>
          <table:covered-table-cell table:style-name="ce84"/>
          <table:table-cell table:style-name="ce72" office:value-type="string" calcext:value-type="string">
            <text:p>#27</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28">Vérifier si les comptes de </text:span><text:span text:style-name="T24">réseaux sociaux</text:span><text:span text:style-name="T23"> ont bien été créés et liés au site Internet. </text:span></text:p>
          </table:table-cell>
          <table:table-cell table:style-name="ce72"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77" office:value-type="string" calcext:value-type="string">
            <text:p>« social media manager »</text:p>
          </table:table-cell>
          <table:table-cell table:style-name="ce85" office:value-type="string" calcext:value-type="string">
            <text:p>« social media manager »</text:p>
          </table:table-cell>
          <table:table-cell table:style-name="ce72" office:value-type="string" calcext:value-type="string">
            <text:p>#28</text:p>
          </table:table-cell>
          <table:table-cell table:number-columns-repeated="1018"/>
        </table:table-row>
        <table:table-row table:style-name="ro32">
          <table:table-cell table:style-name="ce57" office:value-type="string" calcext:value-type="string">
            <text:p>SEO</text:p>
          </table:table-cell>
          <table:table-cell table:style-name="ce72" office:value-type="string" calcext:value-type="string">
            <text:p><text:span text:style-name="T29">Vérifier qu'il n'y a pas une majorité de </text:span><text:span text:style-name="T30">liens « spammy »</text:span></text:p>
          </table:table-cell>
          <table:table-cell table:style-name="ce72" office:value-type="string" calcext:value-type="string">
            <text:p><text:span text:style-name="T28">En effet, si Google détecte que vous avez une majorité de mauvais liens, par exemple de liens créés automatiquement dans des commentaires de blogs, il pourra vous </text:span><text:span text:style-name="T24">pénaliser, voire vous supprimer totalement de ses résultats</text:span><text:span text:style-name="T23"> de recherche.</text:span></text:p>
          </table:table-cell>
          <table:table-cell table:style-name="ce77" office:value-type="string" calcext:value-type="string">
            <text:p>Supprimer les mauvais liens</text:p>
          </table:table-cell>
          <table:table-cell table:style-name="ce85" office:value-type="string" calcext:value-type="string">
            <text:p>« social media manager »</text:p>
          </table:table-cell>
          <table:table-cell table:style-name="ce72" office:value-type="string" calcext:value-type="string">
            <text:p>#29</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votre <text:span text:style-name="T5">machine à contenu.</text:span></text:p>
          </table:table-cell>
          <table:table-cell table:style-name="ce74" office:value-type="string" calcext:value-type="string">
            <text:p>Plus il y a de contenu de qualité, plus il y aura de pages indexées par Google et donc de <text:span text:style-name="T5">portes d'entrées potentielles</text:span> pour les visiteurs.</text:p>
          </table:table-cell>
          <table:table-cell table:style-name="ce74"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5" office:value-type="string" calcext:value-type="string">
            <text:p>« social media manager »</text:p>
          </table:table-cell>
          <table:table-cell table:style-name="ce72" office:value-type="string" calcext:value-type="string">
            <text:p>#30</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une <text:span text:style-name="T5">architecture cohérente.</text:span></text:p>
          </table:table-cell>
          <table:table-cell table:style-name="ce74"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74"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5" office:value-type="string" calcext:value-type="string">
            <text:p>« social media manager »</text:p>
          </table:table-cell>
          <table:table-cell table:style-name="ce72" office:value-type="string" calcext:value-type="string">
            <text:p>#31</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16">Augmentez l'autorité du site.</text:span><text:span text:style-name="T5"> « Trust Flow »</text:span></text:p>
          </table:table-cell>
          <table:table-cell table:style-name="ce78"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78"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1">!!br0ken!!</text:span> Maximiser le <text:span text:style-name="T5">« Link Juice »</text:span></text:p>
          </table:table-cell>
          <table:table-cell table:style-name="ce85" office:value-type="string" calcext:value-type="string">
            <text:p>« social media manager »</text:p>
          </table:table-cell>
          <table:table-cell table:style-name="ce72" office:value-type="string" calcext:value-type="string">
            <text:p>#32</text:p>
          </table:table-cell>
          <table:table-cell table:number-columns-repeated="1018"/>
        </table:table-row>
        <table:table-row table:style-name="ro33" table:number-rows-repeated="2">
          <table:table-cell table:style-name="Default" table:number-columns-repeated="6"/>
          <table:table-cell table:number-columns-repeated="1018"/>
        </table:table-row>
        <table:table-row table:style-name="ro34">
          <table:table-cell table:style-name="ce58" office:value-type="string" calcext:value-type="string" table:number-columns-spanned="6" table:number-rows-spanned="1">
            <text:p><text:span text:style-name="T19">Exemple d'email</text:span></text:p>
            <text:p>Bonjour {Prénom},</text:p>
            <text:p/>
            <text:p>Je vous contacte car je suis lecteur de votre blog {Nom du blog} depuis plusieurs semaines. J'ai notamment adoré votre article sur {article dans votre thématique}.</text:p>
            <text:p/>
            <text:p>{=&gt; Rajouter ici un élément de personnalisation, par exemple une réflexion sur un événement du secteur ou sur un de leurs posts sur leurs réseaux sociaux}</text:p>
            <text:p/>
            <text:p>Je travaille actuellement chez {nom de votre entreprise}, spécialiste de {spécialité}.</text:p>
            <text:p>Nous avons créé une infographie sur {sujet de l'infographie}.</text:p>
            <text:p/>
            <text:p>Je pense qu'elle pourrait vous intéresser. </text:p>
            <text:p/>
            <text:p>Souhaitez-vous que je vous l'envoie ? </text:p>
            <text:p/>
            <text:p>Bien à vous,</text:p>
            <text:p/>
            <text:p>{Votre signature}</text:p>
          </table:table-cell>
          <table:covered-table-cell table:number-columns-repeated="5" table:style-name="Default"/>
          <table:table-cell table:number-columns-repeated="1018"/>
        </table:table-row>
        <table:table-row table:style-name="ro35">
          <table:table-cell table:style-name="Default" table:number-columns-repeated="6"/>
          <table:table-cell table:number-columns-repeated="1018"/>
        </table:table-row>
        <table:table-row table:style-name="ro35">
          <table:table-cell table:style-name="ce62" office:value-type="string" calcext:value-type="string" table:number-columns-spanned="6" table:number-rows-spanned="1">
            <text:p>Trouvez des blogueurs dans votre secteur d'activité</text:p>
          </table:table-cell>
          <table:covered-table-cell table:number-columns-repeated="5" table:style-name="ce75"/>
          <table:table-cell table:number-columns-repeated="1018"/>
        </table:table-row>
        <table:table-row table:style-name="ro35">
          <table:table-cell table:style-name="ce62" office:value-type="string" calcext:value-type="string" table:number-columns-spanned="6" table:number-rows-spanned="1">
            <text:p>Contactez de potentiels partenaires non concurrents</text:p>
          </table:table-cell>
          <table:covered-table-cell table:number-columns-repeated="5" table:style-name="ce75"/>
          <table:table-cell table:number-columns-repeated="1018"/>
        </table:table-row>
        <table:table-row table:style-name="ro33" table:number-rows-repeated="72">
          <table:table-cell table:style-name="Default" table:number-columns-repeated="14"/>
          <table:table-cell table:number-columns-repeated="1010"/>
        </table:table-row>
        <table:table-row table:style-name="ro33" table:number-rows-repeated="1048475">
          <table:table-cell table:number-columns-repeated="1024"/>
        </table:table-row>
        <table:table-row table:style-name="ro33">
          <table:table-cell table:number-columns-repeated="1024"/>
        </table:table-row>
      </table:table>
      <table:table table:name="SEO &amp;  accessibilité"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91"/>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40" office:value-type="string" calcext:value-type="string">
            <text:p>Réf</text:p>
          </table:table-cell>
          <table:table-cell table:number-columns-repeated="1018"/>
        </table:table-row>
        <table:table-row table:style-name="ro2">
          <table:table-cell table:style-name="ce9" table:number-columns-repeated="5"/>
          <table:table-cell table:style-name="ce89"/>
          <table:table-cell table:number-columns-repeated="1018"/>
        </table:table-row>
        <table:table-row table:style-name="ro3">
          <table:table-cell table:style-name="ce4" office:value-type="string" calcext:value-type="string" table:number-columns-spanned="6" table:number-rows-spanned="1">
            <text:p><text:span text:style-name="T35">Concevez un contenu</text:span><text:span text:style-name="T36"> </text:span><text:span text:style-name="T18">web accessible</text:span></text:p>
          </table:table-cell>
          <table:covered-table-cell table:number-columns-repeated="4" table:style-name="ce9"/>
          <table:covered-table-cell table:style-name="ce89"/>
          <table:table-cell table:number-columns-repeated="1018"/>
        </table:table-row>
        <table:table-row table:style-name="ro10">
          <table:table-cell table:style-name="ce86" office:value-type="string" calcext:value-type="string">
            <text:p>SEO &amp; <text:s/>accessibilité</text:p>
          </table:table-cell>
          <table:table-cell table:style-name="ce87" office:value-type="string" calcext:value-type="string">
            <text:p><text:span text:style-name="T5">Présentation de textes</text:span> sous forme d'image.</text:p>
          </table:table-cell>
          <table:table-cell table:style-name="ce87" office:value-type="string" calcext:value-type="string">
            <text:p><text:span text:style-name="T5">Les images de texte créent des obstacles à l'accessibilité</text:span> dans un certain nombre de cas d'utilisation. Il n'est pas possible de changer la police de caractères si l'utilisateur a besoin d'une police spéciale ou d'un texte avec des traits plus épais, par exemple.</text:p>
          </table:table-cell>
          <table:table-cell table:style-name="ce87" office:value-type="string" calcext:value-type="string">
            <text:p>Rédaction web.</text:p>
          </table:table-cell>
          <table:table-cell table:style-name="ce88" office:value-type="string" calcext:value-type="string">
            <text:p>OK</text:p>
          </table:table-cell>
          <table:table-cell table:style-name="ce90" office:value-type="string" calcext:value-type="string">
            <text:p>#33</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4</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5</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6</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7</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8</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39</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0</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1</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2</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3</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4</text:p>
          </table:table-cell>
          <table:table-cell table:style-name="ce92" table:number-columns-repeated="1018"/>
        </table:table-row>
        <table:table-row table:style-name="ro6">
          <table:table-cell table:style-name="ce86" office:value-type="string" calcext:value-type="string">
            <text:p>SEO &amp; <text:s/>accessibilité</text:p>
          </table:table-cell>
          <table:table-cell table:style-name="ce87" table:number-columns-repeated="3"/>
          <table:table-cell table:style-name="ce88" office:value-type="string" calcext:value-type="string">
            <text:p>OK</text:p>
          </table:table-cell>
          <table:table-cell table:style-name="ce90" office:value-type="string" calcext:value-type="string">
            <text:p>#45</text:p>
          </table:table-cell>
          <table:table-cell table:style-name="ce92" table:number-columns-repeated="1018"/>
        </table:table-row>
        <table:table-row table:style-name="ro33" table:number-rows-repeated="1048559">
          <table:table-cell table:number-columns-repeated="1024"/>
        </table:table-row>
        <table:table-row table:style-name="ro3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5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48%"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6:57:18.36201651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6T14:43:41.483403499</dc:date>
    <meta:editing-duration>P1DT23H18M27S</meta:editing-duration>
    <meta:editing-cycles>65</meta:editing-cycles>
    <meta:generator>LibreOffice/6.0.7.3$Linux_X86_64 LibreOffice_project/00m0$Build-3</meta:generator>
    <meta:document-statistic meta:table-count="3" meta:cell-count="250" meta:object-count="0"/>
  </office:meta>
</office:document-meta>
</file>